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2.52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80"/>
    </style:style>
    <style:style style:name="ce2" style:family="table-cell" style:parent-style-name="Default">
      <style:table-cell-properties fo:background-color="#c0c0c0" fo:border="0.06pt solid #000080"/>
    </style:style>
    <style:style style:name="ce3" style:family="table-cell" style:parent-style-name="Default" style:data-style-name="N112">
      <style:table-cell-properties fo:background-color="#ffff99" fo:border="0.06pt solid #00008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cffcc" fo:border="0.06pt solid #00008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fcc" fo:border="0.06pt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8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0c0c0" fo:border="0.06pt solid #00008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="0.06pt solid #000080"/>
    </style:style>
    <style:style style:name="ce11" style:family="table-cell" style:parent-style-name="Default" style:data-style-name="N1">
      <style:table-cell-properties fo:background-color="#ffff99" fo:border="0.06pt solid #000080"/>
    </style:style>
    <style:style style:name="ce12" style:family="table-cell" style:parent-style-name="Default" style:data-style-name="N113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80" style:vertical-align="middle"/>
      <style:paragraph-properties fo:text-align="center" fo:margin-left="0cm"/>
    </style:style>
    <style:style style:name="ce14" style:family="table-cell" style:parent-style-name="Default" style:data-style-name="N114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"/>
          <table:table-cell table:style-name="ce7" office:value-type="float" office:value="32">
            <text:p>32</text:p>
          </table:table-cell>
          <table:table-cell table:style-name="ce1"/>
          <table:table-cell table:style-name="ce7" office:value-type="float" office:value="64">
            <text:p>64</text:p>
          </table:table-cell>
          <table:table-cell table:style-name="ce7" office:value-type="float" office:value="128">
            <text:p>128</text:p>
          </table:table-cell>
          <table:table-cell table:style-name="ce13" office:value-type="string">
            <text:p>exact Gerris</text:p>
          </table:table-cell>
          <table:table-cell table:style-name="ce13" office:value-type="string">
            <text:p>indirect jet data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rho air</text:p>
          </table:table-cell>
          <table:table-cell table:style-name="ce8" office:value-type="float" office:value="0.1">
            <text:p>0,1</text:p>
          </table:table-cell>
          <table:table-cell table:style-name="ce8"/>
          <table:table-cell table:number-columns-repeated="2" table:style-name="ce8" office:value-type="float" office:value="0.1">
            <text:p>0,1</text:p>
          </table:table-cell>
          <table:table-cell table:style-name="ce5" table:formula="of:=1/27.84" office:value-type="float" office:value="0.0359195402298851">
            <text:p>0,0359195402</text:p>
          </table:table-cell>
          <table:table-cell table:style-name="ce8" office:value-type="float" office:value="0.1">
            <text:p>0,1</text:p>
          </table:table-cell>
          <table:table-cell table:style-name="ce8"/>
          <table:table-cell table:style-name="ce16" office:value-type="string">
            <text:p>First line</text:p>
          </table:table-cell>
          <table:table-cell table:style-name="ce16" table:number-columns-repeated="1015"/>
        </table:table-row>
        <table:table-row table:style-name="ro3">
          <table:table-cell table:style-name="ce1" office:value-type="string">
            <text:p>rho water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4" table:style-name="ce5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mu air</text:p>
          </table:table-cell>
          <table:table-cell table:style-name="ce5" office:value-type="float" office:value="0.0001">
            <text:p>0,0001</text:p>
          </table:table-cell>
          <table:table-cell table:style-name="ce5"/>
          <table:table-cell table:number-columns-repeated="2" table:style-name="ce5" office:value-type="float" office:value="0.00002">
            <text:p>0,00002</text:p>
          </table:table-cell>
          <table:table-cell table:style-name="ce14" table:formula="of:=[.F7]/[.F30]*[.F2]" office:value-type="float" office:value="0.00000103217069626106">
            <text:p>1,032E-6</text:p>
          </table:table-cell>
          <table:table-cell table:style-name="ce5" office:value-type="float" office:value="0.00002">
            <text:p>0,00002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mu water</text:p>
          </table:table-cell>
          <table:table-cell table:style-name="ce5" office:value-type="float" office:value="0.01">
            <text:p>0,01</text:p>
          </table:table-cell>
          <table:table-cell table:style-name="ce5"/>
          <table:table-cell table:number-columns-repeated="2" table:style-name="ce5" office:value-type="float" office:value="0.001">
            <text:p>0,001</text:p>
          </table:table-cell>
          <table:table-cell table:style-name="ce14" table:formula="of:=[.F7]/[.F30]" office:value-type="float" office:value="0.000028735632183908">
            <text:p>2,874E-5</text:p>
          </table:table-cell>
          <table:table-cell table:style-name="ce5" office:value-type="float" office:value="0.001">
            <text:p>0,0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urface tension</text:p>
          </table:table-cell>
          <table:table-cell table:style-name="ce5" office:value-type="float" office:value="0.0033">
            <text:p>0,0033</text:p>
          </table:table-cell>
          <table:table-cell table:style-name="ce5"/>
          <table:table-cell table:style-name="ce5" office:value-type="float" office:value="0.002">
            <text:p>0,002</text:p>
          </table:table-cell>
          <table:table-cell table:style-name="ce5" office:value-type="float" office:value="0.0005">
            <text:p>0,0005</text:p>
          </table:table-cell>
          <table:table-cell table:style-name="ce6" office:value-type="float" office:value="0.00003">
            <text:p>0,00003</text:p>
          </table:table-cell>
          <table:table-cell table:style-name="ce5" office:value-type="float" office:value="0.0005">
            <text:p>0,0005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iameter</text:p>
          </table:table-cell>
          <table:table-cell table:style-name="ce3" table:formula="of:=2*[.B29]" office:value-type="float" office:value="0.5">
            <text:p>0,5</text:p>
          </table:table-cell>
          <table:table-cell table:style-name="ce3"/>
          <table:table-cell table:style-name="ce3" table:formula="of:=2*[.D29]" office:value-type="float" office:value="0.3">
            <text:p>0,3</text:p>
          </table:table-cell>
          <table:table-cell table:style-name="ce3" table:formula="of:=2*[.E29]" office:value-type="float" office:value="0.2">
            <text:p>0,2</text:p>
          </table:table-cell>
          <table:table-cell table:style-name="ce3" table:formula="of:=2*[.F29]" office:value-type="float" office:value="0.166666666666667">
            <text:p>0,2</text:p>
          </table:table-cell>
          <table:table-cell table:style-name="ce5" table:formula="of:=2*[.G29]" office:value-type="float" office:value="0.166666666666667">
            <text:p>0,1666666667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aplace number</text:p>
          </table:table-cell>
          <table:table-cell table:style-name="ce3" table:formula="of:=[.B6]*[.B3]*[.B7]/([.B5]*[.B5])" office:value-type="float" office:value="16.5">
            <text:p>16,5</text:p>
          </table:table-cell>
          <table:table-cell table:style-name="ce3"/>
          <table:table-cell table:style-name="ce3" table:formula="of:=[.D6]*[.D3]*[.D7]/([.D5]*[.D5])" office:value-type="float" office:value="600">
            <text:p>600,0</text:p>
          </table:table-cell>
          <table:table-cell table:style-name="ce3" table:formula="of:=[.E6]*[.E3]*[.E7]/([.E5]*[.E5])" office:value-type="float" office:value="100">
            <text:p>100,0</text:p>
          </table:table-cell>
          <table:table-cell table:style-name="ce3" table:formula="of:=[.F6]*[.F3]*[.F7]/([.F5]*[.F5])" office:value-type="float" office:value="6055.2">
            <text:p>6055,2</text:p>
          </table:table-cell>
          <table:table-cell table:style-name="ce3" table:formula="of:=[.G6]*[.G3]*[.G7]/([.G5]*[.G5])" office:value-type="float" office:value="83.3333333333333">
            <text:p>83,3</text:p>
          </table:table-cell>
          <table:table-cell table:style-name="ce15" table:number-columns-repeated="1017"/>
        </table:table-row>
        <table:table-row table:style-name="ro3">
          <table:table-cell table:style-name="ce3" office:value-type="string">
            <text:p>Oh number</text:p>
          </table:table-cell>
          <table:table-cell table:style-name="ce3" table:formula="of:=1/SQRT([.B8])" office:value-type="float" office:value="0.246182981958665">
            <text:p>0,2</text:p>
          </table:table-cell>
          <table:table-cell table:style-name="ce3"/>
          <table:table-cell table:style-name="ce3" table:formula="of:=1/SQRT([.D8])" office:value-type="float" office:value="0.0408248290463863">
            <text:p>0,0</text:p>
          </table:table-cell>
          <table:table-cell table:style-name="ce3" table:formula="of:=1/SQRT([.E8])" office:value-type="float" office:value="0.1">
            <text:p>0,1</text:p>
          </table:table-cell>
          <table:table-cell table:style-name="ce3" table:formula="of:=1/SQRT([.F8])" office:value-type="float" office:value="0.0128509653879298">
            <text:p>0,0</text:p>
          </table:table-cell>
          <table:table-cell table:style-name="ce3" table:formula="of:=1/SQRT([.G8])" office:value-type="float" office:value="0.109544511501033">
            <text:p>0,1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Ca water</text:p>
          </table:table-cell>
          <table:table-cell table:style-name="ce3" table:formula="of:=[.B5]*[.B13]/[.B6]" office:value-type="float" office:value="3.03030303030303">
            <text:p>3,0</text:p>
          </table:table-cell>
          <table:table-cell table:style-name="ce3"/>
          <table:table-cell table:style-name="ce3" table:formula="of:=[.D5]*[.D13]/[.D6]" office:value-type="float" office:value="0.5">
            <text:p>0,5</text:p>
          </table:table-cell>
          <table:table-cell table:style-name="ce3" table:formula="of:=[.E5]*[.E13]/[.E6]" office:value-type="float" office:value="2">
            <text:p>2,0</text:p>
          </table:table-cell>
          <table:table-cell table:style-name="ce3" table:formula="of:=[.F5]*[.F13]/[.F6]" office:value-type="float" office:value="0.957854406130268">
            <text:p>1,0</text:p>
          </table:table-cell>
          <table:table-cell table:style-name="ce3" table:formula="of:=[.G5]*[.G13]/[.G6]" office:value-type="float" office:value="2">
            <text:p>2,0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dt <text:s/>(<text:span text:style-name="T1">time step)</text:span></text:p>
          </table:table-cell>
          <table:table-cell table:style-name="ce5" office:value-type="float" office:value="0.01">
            <text:p>0,01</text:p>
          </table:table-cell>
          <table:table-cell table:style-name="ce5"/>
          <table:table-cell table:style-name="ce5" office:value-type="float" office:value="0.005">
            <text:p>0,005</text:p>
          </table:table-cell>
          <table:table-cell table:style-name="ce5" office:value-type="float" office:value="0.0003">
            <text:p>0,0003</text:p>
          </table:table-cell>
          <table:table-cell table:style-name="ce5" office:value-type="float" office:value="0.00003">
            <text:p>0,00003</text:p>
          </table:table-cell>
          <table:table-cell table:style-name="ce5" office:value-type="float" office:value="0.0003">
            <text:p>0,0003</text:p>
          </table:table-cell>
          <table:table-cell table:style-name="ce6" office:value-type="string">
            <text:p><text:s/></text:p>
          </table:table-cell>
          <table:table-cell table:style-name="ce17" office:value-type="string">
            <text:p>a remplir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eriod</text:p>
          </table:table-cell>
          <table:table-cell table:style-name="ce3" table:formula="of:=[.B14]" office:value-type="float" office:value="1">
            <text:p>1,0</text:p>
          </table:table-cell>
          <table:table-cell table:style-name="ce3"/>
          <table:table-cell table:style-name="ce3" table:formula="of:=[.D14]" office:value-type="float" office:value="1">
            <text:p>1,0</text:p>
          </table:table-cell>
          <table:table-cell table:style-name="ce3" table:formula="of:=[.E14]" office:value-type="float" office:value="1">
            <text:p>1,0</text:p>
          </table:table-cell>
          <table:table-cell table:style-name="ce3" table:formula="of:=[.F14]" office:value-type="float" office:value="1">
            <text:p>1,0</text:p>
          </table:table-cell>
          <table:table-cell table:style-name="ce3" table:formula="of:=[.G14]" office:value-type="float" office:value="1">
            <text:p>1,0</text:p>
          </table:table-cell>
          <table:table-cell table:style-name="ce9"/>
          <table:table-cell table:style-name="ce17" office:value-type="string">
            <text:p>Automatically computed or constant value cells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U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4" table:style-name="ce5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har time</text:p>
          </table:table-cell>
          <table:table-cell table:style-name="ce3" table:formula="of:=[.B16]/[.B13]" office:value-type="float" office:value="1">
            <text:p>1,0</text:p>
          </table:table-cell>
          <table:table-cell table:style-name="ce3"/>
          <table:table-cell table:style-name="ce3" table:formula="of:=[.D16]/[.D13]" office:value-type="float" office:value="1">
            <text:p>1,0</text:p>
          </table:table-cell>
          <table:table-cell table:style-name="ce3" table:formula="of:=[.E16]/[.E13]" office:value-type="float" office:value="1">
            <text:p>1,0</text:p>
          </table:table-cell>
          <table:table-cell table:style-name="ce3" table:formula="of:=[.F16]/[.F13]" office:value-type="float" office:value="1">
            <text:p>1,0</text:p>
          </table:table-cell>
          <table:table-cell table:style-name="ce3" table:formula="of:=[.G16]/[.G13]" office:value-type="float" office:value="1">
            <text:p>1,0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end tim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4" table:style-name="ce5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Xlength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4" table:style-name="ce5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Nx</text:p>
          </table:table-cell>
          <table:table-cell table:style-name="ce9" table:formula="of:=[.B1]" office:value-type="float" office:value="32">
            <text:p>32</text:p>
          </table:table-cell>
          <table:table-cell table:style-name="ce9"/>
          <table:table-cell table:style-name="ce9" table:formula="of:=[.D1]" office:value-type="float" office:value="64">
            <text:p>64</text:p>
          </table:table-cell>
          <table:table-cell table:style-name="ce9" table:formula="of:=[.E1]" office:value-type="float" office:value="128">
            <text:p>128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128">
            <text:p>128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dx</text:p>
          </table:table-cell>
          <table:table-cell table:style-name="ce3" table:formula="of:=[.B16]/[.B17]" office:value-type="float" office:value="0.03125">
            <text:p>0,0</text:p>
          </table:table-cell>
          <table:table-cell table:style-name="ce3"/>
          <table:table-cell table:style-name="ce3" table:formula="of:=[.D16]/[.D17]" office:value-type="float" office:value="0.015625">
            <text:p>0,0</text:p>
          </table:table-cell>
          <table:table-cell table:style-name="ce3" table:formula="of:=[.E16]/[.E17]" office:value-type="float" office:value="0.0078125">
            <text:p>0,0</text:p>
          </table:table-cell>
          <table:table-cell table:style-name="ce3" table:formula="of:=[.F16]/[.F17]" office:value-type="float" office:value="0.001953125">
            <text:p>0,0</text:p>
          </table:table-cell>
          <table:table-cell table:style-name="ce3" table:formula="of:=[.G16]/[.G17]" office:value-type="float" office:value="0.0078125">
            <text:p>0,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eumann w</text:p>
          </table:table-cell>
          <table:table-cell table:style-name="ce3" table:formula="of:=[.B18]*[.B18]*[.B3]/([.B5]*[.B11])" office:value-type="float" office:value="9.765625">
            <text:p>9,8</text:p>
          </table:table-cell>
          <table:table-cell table:style-name="ce3" office:value-type="string">
            <text:p>Dx**2/(nu Dt)</text:p>
          </table:table-cell>
          <table:table-cell table:style-name="ce3" table:formula="of:=[.D18]*[.D18]*[.D3]/([.D5]*[.D11])" office:value-type="float" office:value="48.828125">
            <text:p>48,8</text:p>
          </table:table-cell>
          <table:table-cell table:style-name="ce3" table:formula="of:=[.E18]*[.E18]*[.E3]/([.E5]*[.E11])" office:value-type="float" office:value="203.450520833333">
            <text:p>203,5</text:p>
          </table:table-cell>
          <table:table-cell table:style-name="ce3" table:formula="of:=[.F18]*[.F18]*[.F3]/([.F5]*[.F11])" office:value-type="float" office:value="4425.048828125">
            <text:p>4425,0</text:p>
          </table:table-cell>
          <table:table-cell table:style-name="ce3" table:formula="of:=[.G18]*[.G18]*[.G3]/([.G5]*[.G11])" office:value-type="float" office:value="203.450520833333">
            <text:p>203,5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eumann g</text:p>
          </table:table-cell>
          <table:table-cell table:style-name="ce3" table:formula="of:=[.B18]*[.B18]*[.B2]/([.B4]*[.B11])" office:value-type="float" office:value="97.65625">
            <text:p>97,7</text:p>
          </table:table-cell>
          <table:table-cell table:style-name="ce3"/>
          <table:table-cell table:style-name="ce3" table:formula="of:=[.D18]*[.D18]*[.D2]/([.D4]*[.D11])" office:value-type="float" office:value="244.140625">
            <text:p>244,1</text:p>
          </table:table-cell>
          <table:table-cell table:style-name="ce3" table:formula="of:=[.E18]*[.E18]*[.E2]/([.E4]*[.E11])" office:value-type="float" office:value="1017.25260416667">
            <text:p>1017,3</text:p>
          </table:table-cell>
          <table:table-cell table:style-name="ce3" table:formula="of:=[.F18]*[.F18]*[.F2]/([.F4]*[.F11])" office:value-type="float" office:value="4425.048828125">
            <text:p>4425,0</text:p>
          </table:table-cell>
          <table:table-cell table:style-name="ce3" table:formula="of:=[.G18]*[.G18]*[.G2]/([.G4]*[.G11])" office:value-type="float" office:value="1017.25260416667">
            <text:p>1017,3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 number g</text:p>
          </table:table-cell>
          <table:table-cell table:style-name="ce3" table:formula="of:=POWER([.B18];3)*[.B2]/([.B11]*[.B11]*[.B6])" office:value-type="float" office:value="9.2477509469697">
            <text:p>9,2</text:p>
          </table:table-cell>
          <table:table-cell table:style-name="ce3" office:value-type="string">
            <text:p>Dx**3 rho/ (sigma dt**3)</text:p>
          </table:table-cell>
          <table:table-cell table:style-name="ce3" table:formula="of:=POWER([.D18];3)*[.D2]/([.D11]*[.D11]*[.D6])" office:value-type="float" office:value="7.62939453125">
            <text:p>7,6</text:p>
          </table:table-cell>
          <table:table-cell table:style-name="ce3" table:formula="of:=POWER([.E18];3)*[.E2]/([.E11]*[.E11]*[.E6])" office:value-type="float" office:value="1059.63812934028">
            <text:p>1059,6</text:p>
          </table:table-cell>
          <table:table-cell table:style-name="ce3" table:formula="of:=POWER([.F18];3)*[.F2]/([.F11]*[.F11]*[.F6])" office:value-type="float" office:value="9911.90479582246">
            <text:p>9911,9</text:p>
          </table:table-cell>
          <table:table-cell table:style-name="ce3" table:formula="of:=POWER([.G18];3)*[.G2]/([.G11]*[.G11]*[.G6])" office:value-type="float" office:value="1059.63812934028">
            <text:p>1059,6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 number w</text:p>
          </table:table-cell>
          <table:table-cell table:style-name="ce3" table:formula="of:=POWER([.B18];3)*[.B3]/([.B11]*[.B11]*[.B6])" office:value-type="float" office:value="92.477509469697">
            <text:p>92,5</text:p>
          </table:table-cell>
          <table:table-cell table:style-name="ce3"/>
          <table:table-cell table:style-name="ce3" table:formula="of:=POWER([.D18];3)*[.D3]/([.D11]*[.D11]*[.D6])" office:value-type="float" office:value="76.2939453125">
            <text:p>76,3</text:p>
          </table:table-cell>
          <table:table-cell table:style-name="ce3" table:formula="of:=POWER([.E18];3)*[.E3]/([.E11]*[.E11]*[.E6])" office:value-type="float" office:value="10596.3812934028">
            <text:p>10596,4</text:p>
          </table:table-cell>
          <table:table-cell table:style-name="ce3" table:formula="of:=POWER([.F18];3)*[.F3]/([.F11]*[.F11]*[.F6])" office:value-type="float" office:value="275947.429515697">
            <text:p>275947,4</text:p>
          </table:table-cell>
          <table:table-cell table:style-name="ce3" table:formula="of:=POWER([.G18];3)*[.G3]/([.G11]*[.G11]*[.G6])" office:value-type="float" office:value="10596.3812934028">
            <text:p>10596,4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flmax</text:p>
          </table:table-cell>
          <table:table-cell table:style-name="ce3" table:formula="of:=[.B13]*[.B11]/[.B18]" office:value-type="float" office:value="0.32">
            <text:p>0,3</text:p>
          </table:table-cell>
          <table:table-cell table:style-name="ce3"/>
          <table:table-cell table:style-name="ce3" table:formula="of:=[.D13]*[.D11]/[.D18]" office:value-type="float" office:value="0.32">
            <text:p>0,3</text:p>
          </table:table-cell>
          <table:table-cell table:style-name="ce3" table:formula="of:=[.E13]*[.E11]/[.E18]" office:value-type="float" office:value="0.0384">
            <text:p>0,0</text:p>
          </table:table-cell>
          <table:table-cell table:style-name="ce3" table:formula="of:=[.F13]*[.F11]/[.F18]" office:value-type="float" office:value="0.01536">
            <text:p>0,0</text:p>
          </table:table-cell>
          <table:table-cell table:style-name="ce3" table:formula="of:=[.G13]*[.G11]/[.G18]" office:value-type="float" office:value="0.0384">
            <text:p>0,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Maxerror/dt</text:p>
          </table:table-cell>
          <table:table-cell table:style-name="ce6" office:value-type="float" office:value="0.001">
            <text:p>0,001</text:p>
          </table:table-cell>
          <table:table-cell table:style-name="ce6"/>
          <table:table-cell table:style-name="ce6" office:value-type="float" office:value="0.001">
            <text:p>0,001</text:p>
          </table:table-cell>
          <table:table-cell table:number-columns-repeated="3" table:style-name="ce6" office:value-type="float" office:value="0.01">
            <text:p>0,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MAXERROR</text:p>
          </table:table-cell>
          <table:table-cell table:style-name="ce10" table:formula="of:=[.B24]*[.B11]" office:value-type="float" office:value="0.00001">
            <text:p>1,0E-5</text:p>
          </table:table-cell>
          <table:table-cell/>
          <table:table-cell table:style-name="ce10" table:formula="of:=[.D24]*[.D11]" office:value-type="float" office:value="0.000005">
            <text:p>5,0E-6</text:p>
          </table:table-cell>
          <table:table-cell table:style-name="ce12" table:formula="of:=[.E24]*[.E11]" office:value-type="float" office:value="0.000003">
            <text:p>3E-6</text:p>
          </table:table-cell>
          <table:table-cell table:style-name="ce12" table:formula="of:=[.F24]*[.F11]" office:value-type="float" office:value="0.0000003">
            <text:p>3E-7</text:p>
          </table:table-cell>
          <table:table-cell table:style-name="ce12" table:formula="of:=[.G24]*[.G11]" office:value-type="float" office:value="0.000003">
            <text:p>3E-6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div u max * period</text:p>
          </table:table-cell>
          <table:table-cell table:style-name="ce10" table:formula="of:=[.B25]*[.B12]/[.B11]" office:value-type="float" office:value="0.001">
            <text:p>1,0E-3</text:p>
          </table:table-cell>
          <table:table-cell table:style-name="ce1"/>
          <table:table-cell table:style-name="ce10" table:formula="of:=[.D25]*[.D12]/[.D11]" office:value-type="float" office:value="0.001">
            <text:p>1,0E-3</text:p>
          </table:table-cell>
          <table:table-cell table:style-name="ce9" table:formula="of:=[.E25]*[.E12]/[.E11]" office:value-type="float" office:value="0.01">
            <text:p>0,01</text:p>
          </table:table-cell>
          <table:table-cell table:style-name="ce9" table:formula="of:=[.F25]*[.F12]/[.F11]" office:value-type="float" office:value="0.01">
            <text:p>0,01</text:p>
          </table:table-cell>
          <table:table-cell table:style-name="ce9" table:formula="of:=[.G25]*[.G12]/[.G11]" office:value-type="float" office:value="0.01">
            <text:p>0,0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Ntsteps</text:p>
          </table:table-cell>
          <table:table-cell table:style-name="ce1" table:formula="of:=[.B15]/[.B11]" office:value-type="float" office:value="100">
            <text:p>100</text:p>
          </table:table-cell>
          <table:table-cell table:style-name="ce1"/>
          <table:table-cell table:style-name="ce1" table:formula="of:=[.D15]/[.D11]" office:value-type="float" office:value="800">
            <text:p>800</text:p>
          </table:table-cell>
          <table:table-cell table:style-name="ce3" table:formula="of:=[.E15]/[.E11]" office:value-type="float" office:value="13333.3333333333">
            <text:p>13333,3</text:p>
          </table:table-cell>
          <table:table-cell table:style-name="ce3" table:formula="of:=[.F15]/[.F11]" office:value-type="float" office:value="133333.333333333">
            <text:p>133333,3</text:p>
          </table:table-cell>
          <table:table-cell table:style-name="ce3" table:formula="of:=[.G15]/[.G11]" office:value-type="float" office:value="13333.3333333333">
            <text:p>13333,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Weber</text:p>
          </table:table-cell>
          <table:table-cell table:style-name="ce3" table:formula="of:=[.B2]*[.B13]*[.B13]*[.B7]/[.B6]" office:value-type="float" office:value="15.1515151515152">
            <text:p>15,2</text:p>
          </table:table-cell>
          <table:table-cell table:style-name="ce3"/>
          <table:table-cell table:style-name="ce3" table:formula="of:=[.D2]*[.D13]*[.D13]*[.D7]/[.D6]" office:value-type="float" office:value="15">
            <text:p>15,0</text:p>
          </table:table-cell>
          <table:table-cell table:style-name="ce3" table:formula="of:=[.E2]*[.E13]*[.E13]*[.E7]/[.E6]" office:value-type="float" office:value="40">
            <text:p>40,0</text:p>
          </table:table-cell>
          <table:table-cell table:style-name="ce3" table:formula="of:=[.F2]*[.F13]*[.F13]*[.F7]/[.F6]" office:value-type="float" office:value="199.553001277139">
            <text:p>199,6</text:p>
          </table:table-cell>
          <table:table-cell table:style-name="ce3" table:formula="of:=[.G2]*[.G13]*[.G13]*[.G7]/[.G6]" office:value-type="float" office:value="33.3333333333333">
            <text:p>33,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radius</text:p>
          </table:table-cell>
          <table:table-cell table:style-name="ce5" office:value-type="float" office:value="0.25">
            <text:p>0,25</text:p>
          </table:table-cell>
          <table:table-cell table:style-name="ce1"/>
          <table:table-cell table:style-name="ce5" office:value-type="float" office:value="0.15">
            <text:p>0,15</text:p>
          </table:table-cell>
          <table:table-cell table:style-name="ce5" office:value-type="float" office:value="0.1">
            <text:p>0,1</text:p>
          </table:table-cell>
          <table:table-cell table:style-name="ce5" table:formula="of:=1/12" office:value-type="float" office:value="0.0833333333333333">
            <text:p>0,0833333333</text:p>
          </table:table-cell>
          <table:table-cell table:style-name="ce5" table:formula="of:=1/12" office:value-type="float" office:value="0.0833333333333333">
            <text:p>0,083333333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Re_l</text:p>
          </table:table-cell>
          <table:table-cell table:style-name="ce11" table:formula="of:=[.B13]*[.B3]*[.B7]/[.B5]" office:value-type="float" office:value="50">
            <text:p>50</text:p>
          </table:table-cell>
          <table:table-cell table:style-name="ce1"/>
          <table:table-cell table:style-name="ce1" table:formula="of:=[.D13]*[.D3]*[.D7]/[.D5]" office:value-type="float" office:value="300">
            <text:p>300</text:p>
          </table:table-cell>
          <table:table-cell table:style-name="ce1" table:formula="of:=[.E13]*[.E3]*[.E7]/[.E5]" office:value-type="float" office:value="200">
            <text:p>200</text:p>
          </table:table-cell>
          <table:table-cell table:style-name="ce6" office:value-type="float" office:value="5800">
            <text:p>5800</text:p>
          </table:table-cell>
          <table:table-cell table:style-name="ce1" table:formula="of:=[.G13]*[.G3]*[.G7]/[.G5]" office:value-type="float" office:value="166.666666666667">
            <text:p>166,6666666667</text:p>
          </table:table-cell>
          <table:table-cell office:value-type="string">
            <text:p>diameter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e_g</text:p>
          </table:table-cell>
          <table:table-cell table:style-name="ce11" table:formula="of:=[.B13]*[.B7]*[.B2]/[.B4]" office:value-type="float" office:value="500">
            <text:p>500</text:p>
          </table:table-cell>
          <table:table-cell table:style-name="ce1"/>
          <table:table-cell table:style-name="ce1" table:formula="of:=[.D13]*[.D7]*[.D2]/[.D4]" office:value-type="float" office:value="1500">
            <text:p>1500</text:p>
          </table:table-cell>
          <table:table-cell table:style-name="ce3" table:formula="of:=[.E13]*[.E7]*[.E2]/[.E4]" office:value-type="float" office:value="1000">
            <text:p>1000,0</text:p>
          </table:table-cell>
          <table:table-cell table:style-name="ce3" table:formula="of:=[.F13]*[.F7]*[.F2]/[.F4]" office:value-type="float" office:value="5800">
            <text:p>5800,0</text:p>
          </table:table-cell>
          <table:table-cell table:style-name="ce3" table:formula="of:=[.G13]*[.G7]*[.G2]/[.G4]" office:value-type="float" office:value="833.333333333333">
            <text:p>833,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Weber liq</text:p>
          </table:table-cell>
          <table:table-cell table:style-name="ce3" table:formula="of:=[.B28]*[.B3]/[.B2]" office:value-type="float" office:value="151.515151515152">
            <text:p>151,5</text:p>
          </table:table-cell>
          <table:table-cell table:style-name="ce3"/>
          <table:table-cell table:style-name="ce3" table:formula="of:=[.D28]*[.D3]/[.D2]" office:value-type="float" office:value="150">
            <text:p>150,0</text:p>
          </table:table-cell>
          <table:table-cell table:style-name="ce3" table:formula="of:=[.E28]*[.E3]/[.E2]" office:value-type="float" office:value="400">
            <text:p>400,0</text:p>
          </table:table-cell>
          <table:table-cell table:style-name="ce3" table:formula="of:=[.F28]*[.F3]/[.F2]" office:value-type="float" office:value="5555.55555555555">
            <text:p>5555,6</text:p>
          </table:table-cell>
          <table:table-cell table:style-name="ce3" table:formula="of:=[.G6]*[.G17]*[.G17]*[.G11]/[.G10]" office:value-type="float" office:value="0.0012288">
            <text:p>0,0</text:p>
          </table:table-cell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scientific-number number:decimal-places="1" number:min-integer-digits="1" number:min-exponent-digits="2"/>
    </number:number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/>
    </number:number-style>
    <number:number-style style:name="N113">
      <number:scientific-number number:decimal-places="0" number:min-integer-digits="1" number:min-exponent-digits="1"/>
    </number:number-style>
    <number:number-style style:name="N114">
      <number:scientific-number number:decimal-places="3" number:min-integer-digits="1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2-22T22:54:06</dc:date>
    <meta:editing-duration>P10DT5H59M50S</meta:editing-duration>
    <meta:editing-cycles>23</meta:editing-cycles>
    <meta:generator>LibreOffice/3.5$MacOSX_x86 LibreOffice_project/e0fbe70-dcba98b-297ab39-994e618-0f858f0</meta:generator>
    <meta:document-statistic meta:table-count="3" meta:cell-count="198" meta:object-count="0"/>
  </office:meta>
</office:document-meta>
</file>